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7200000B5600000307FA5DC5B5.svm" manifest:media-type=""/>
  <manifest:file-entry manifest:full-path="Pictures/10000000000000F7000001A19DB0BA7E.png" manifest:media-type="image/png"/>
  <manifest:file-entry manifest:full-path="Pictures/200000D2000010F200000404C8030983.svm" manifest:media-type=""/>
  <manifest:file-entry manifest:full-path="Pictures/20000042000003E6000001627624ABAF.svm" manifest:media-type=""/>
  <manifest:file-entry manifest:full-path="Pictures/100000000000007C000000810B6282FD.png" manifest:media-type="image/png"/>
  <manifest:file-entry manifest:full-path="Pictures/10000000000001A0000001C5E95EEA75.png" manifest:media-type="image/png"/>
  <manifest:file-entry manifest:full-path="Pictures/1000000000000173000001B477EC9F9F.png" manifest:media-type="image/png"/>
  <manifest:file-entry manifest:full-path="Pictures/100000000000037F00000161F94C07C9.png" manifest:media-type="image/png"/>
  <manifest:file-entry manifest:full-path="Pictures/10000000000000110000002446D8508D.png" manifest:media-type="image/png"/>
  <manifest:file-entry manifest:full-path="Pictures/10000000000000D90000027F38678DB4.png" manifest:media-type="image/png"/>
  <manifest:file-entry manifest:full-path="Pictures/100000000000007000000086551E40E9.png" manifest:media-type="image/png"/>
  <manifest:file-entry manifest:full-path="Pictures/10000000000000200000002000309F1C.png" manifest:media-type="image/png"/>
  <manifest:file-entry manifest:full-path="Pictures/2000002A0000033E00000101C6ED9D9E.svm" manifest:media-type=""/>
  <manifest:file-entry manifest:full-path="Pictures/10000000000000BA0000008B7403D183.png" manifest:media-type="image/png"/>
  <manifest:file-entry manifest:full-path="Pictures/200000C2000011EB0000033B4A7BAA99.svm" manifest:media-type=""/>
  <manifest:file-entry manifest:full-path="Pictures/10000000000000B60000007D202CCE14.png" manifest:media-type="image/png"/>
  <manifest:file-entry manifest:full-path="Pictures/1000000000000203000000208EE890BF.png" manifest:media-type="image/png"/>
  <manifest:file-entry manifest:full-path="Pictures/1000000000000109000000AEAB6332E5.png" manifest:media-type="image/png"/>
  <manifest:file-entry manifest:full-path="Pictures/200000AA000010400000033B58B157AB.svm" manifest:media-type=""/>
  <manifest:file-entry manifest:full-path="Pictures/20000042000003DC0000016231703E65.svm" manifest:media-type=""/>
  <manifest:file-entry manifest:full-path="Pictures/100000000000004C0000001C304C91DA.png" manifest:media-type="image/png"/>
  <manifest:file-entry manifest:full-path="Pictures/10000000000000620000001F3A46DEEA.png" manifest:media-type="image/png"/>
  <manifest:file-entry manifest:full-path="Pictures/2000009A00000EC20000030E25416666.svm" manifest:media-type=""/>
  <manifest:file-entry manifest:full-path="Pictures/2000001A000000CB000002D1DA4F327B.svm" manifest:media-type=""/>
  <manifest:file-entry manifest:full-path="Pictures/1000000000000112000000BB64564D6B.png" manifest:media-type="image/png"/>
  <manifest:file-entry manifest:full-path="Pictures/1000000000000062000000316A6FEE79.png" manifest:media-type="image/png"/>
  <manifest:file-entry manifest:full-path="Pictures/200000120000013D0000013B3E9C1013.svm" manifest:media-type=""/>
  <manifest:file-entry manifest:full-path="Pictures/10000000000003760000013BBF24C3AF.png" manifest:media-type="image/png"/>
  <manifest:file-entry manifest:full-path="Pictures/10000000000000B1000000A506DBE6B2.png" manifest:media-type="image/png"/>
  <manifest:file-entry manifest:full-path="Pictures/200000620000070C0000017BE51DEFDD.svm" manifest:media-type=""/>
  <manifest:file-entry manifest:full-path="Pictures/10000000000001780000008EA41077BE.png" manifest:media-type="image/png"/>
  <manifest:file-entry manifest:full-path="Pictures/100000000000023C0000008D1EC98D75.png" manifest:media-type="image/png"/>
  <manifest:file-entry manifest:full-path="Pictures/100000000000009D00000078D5BE9689.png" manifest:media-type="image/png"/>
  <manifest:file-entry manifest:full-path="Pictures/100000000000009100000035F446D4C5.png" manifest:media-type="image/png"/>
  <manifest:file-entry manifest:full-path="Pictures/100000000000003B0000001A913C3EFF.png" manifest:media-type="image/png"/>
  <manifest:file-entry manifest:full-path="Pictures/2000004A0000063700000379D2A1D66E.svm" manifest:media-type=""/>
  <manifest:file-entry manifest:full-path="Pictures/2000003A0000057F0000016222492183.svm" manifest:media-type=""/>
  <manifest:file-entry manifest:full-path="Pictures/20000012000000CE00000101CC7A6938.svm" manifest:media-type=""/>
  <manifest:file-entry manifest:full-path="Pictures/10000000000000F6000001A2FA896EB4.png" manifest:media-type="image/png"/>
  <manifest:file-entry manifest:full-path="Pictures/200000120000009D00000152AE6FD475.svm" manifest:media-type=""/>
  <manifest:file-entry manifest:full-path="Pictures/1000000000000074000001C5E6B4508A.png" manifest:media-type="image/png"/>
  <manifest:file-entry manifest:full-path="Pictures/20000042000003D0000002EE4A811B3C.svm" manifest:media-type=""/>
  <manifest:file-entry manifest:full-path="Pictures/10000000000000730000007ED106A724.png" manifest:media-type="image/png"/>
  <manifest:file-entry manifest:full-path="Pictures/10000000000000490000001B615AA3A5.png" manifest:media-type="image/png"/>
  <manifest:file-entry manifest:full-path="Pictures/20000012000001400000013B20915EB0.svm" manifest:media-type=""/>
  <manifest:file-entry manifest:full-path="Pictures/2000003A000001F60000030EB4D279B1.svm" manifest:media-type=""/>
  <manifest:file-entry manifest:full-path="Pictures/10000000000000D7000000664E71440E.png" manifest:media-type="image/png"/>
  <manifest:file-entry manifest:full-path="Pictures/10000000000001F40000017760060A21.png" manifest:media-type="image/png"/>
  <manifest:file-entry manifest:full-path="Pictures/100000000000009500000096BB1ADE3C.png" manifest:media-type="image/png"/>
  <manifest:file-entry manifest:full-path="Pictures/100000000000025300000023B64D3888.png" manifest:media-type="image/png"/>
  <manifest:file-entry manifest:full-path="Pictures/100000000000020C000000EABF658746.png" manifest:media-type="image/png"/>
  <manifest:file-entry manifest:full-path="Pictures/2000000A00000093000000FEFB0644DD.svm" manifest:media-type=""/>
  <manifest:file-entry manifest:full-path="Pictures/100000000000003900000033D9F3E29F.png" manifest:media-type="image/png"/>
  <manifest:file-entry manifest:full-path="Pictures/10000000000002DB00000080D4BED0B8.png" manifest:media-type="image/png"/>
  <manifest:file-entry manifest:full-path="Pictures/100000000000022E0000012CA965D568.png" manifest:media-type="image/png"/>
  <manifest:file-entry manifest:full-path="Pictures/2000003A000003B8000000D7FAC42C3B.svm" manifest:media-type=""/>
  <manifest:file-entry manifest:full-path="Pictures/20000012000000C50000010162604D1F.svm" manifest:media-type=""/>
  <manifest:file-entry manifest:full-path="Pictures/10000000000002E100000086E2376D3A.png" manifest:media-type="image/png"/>
  <manifest:file-entry manifest:full-path="Pictures/10000000000000EA0000001CB6CBA45A.png" manifest:media-type="image/png"/>
  <manifest:file-entry manifest:full-path="Pictures/100000000000006F000000D0FA2B59D1.png" manifest:media-type="image/png"/>
  <manifest:file-entry manifest:full-path="Pictures/10000000000002910000004D56E1F9FC.png" manifest:media-type="image/png"/>
  <manifest:file-entry manifest:full-path="Pictures/100000000000018E0000012A7C020FC9.png" manifest:media-type="image/png"/>
  <manifest:file-entry manifest:full-path="Pictures/2000004A0000080500000162A11A9427.svm" manifest:media-type=""/>
  <manifest:file-entry manifest:full-path="Pictures/10000000000002110000021CE8F9DB19.png" manifest:media-type="image/png"/>
  <manifest:file-entry manifest:full-path="Pictures/10000000000000660000001CB547745D.png" manifest:media-type="image/png"/>
  <manifest:file-entry manifest:full-path="Pictures/10000000000000F600000028127BEC67.png" manifest:media-type="image/png"/>
  <manifest:file-entry manifest:full-path="Pictures/100000000000013D0000015FFF154039.png" manifest:media-type="image/png"/>
  <manifest:file-entry manifest:full-path="Pictures/200000FA000011EF00000311BEF74F14.svm" manifest:media-type=""/>
  <manifest:file-entry manifest:full-path="Pictures/10000000000000B3000000748377094C.png" manifest:media-type="image/png"/>
  <manifest:file-entry manifest:full-path="Pictures/2000004A00000543000000EF6F9B543A.svm" manifest:media-type=""/>
  <manifest:file-entry manifest:full-path="Pictures/10000000000000430000001C8AC65308.png" manifest:media-type="image/png"/>
  <manifest:file-entry manifest:full-path="Pictures/200000B200000E4100000404EF327E8A.svm" manifest:media-type=""/>
  <manifest:file-entry manifest:full-path="Pictures/10000000000002E7000000822CD3C10E.png" manifest:media-type="image/png"/>
  <manifest:file-entry manifest:full-path="Pictures/2000003200000395000001626FFB07A6.svm" manifest:media-type=""/>
  <manifest:file-entry manifest:full-path="Pictures/10000000000000790000007EF7C13D1A.png" manifest:media-type="image/png"/>
  <manifest:file-entry manifest:full-path="Pictures/10000000000000530000007F95E116A6.png" manifest:media-type="image/png"/>
  <manifest:file-entry manifest:full-path="Pictures/10000000000003730000003399A01EB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TexMathsArgs="16§display§x^1, x^2, x^3, ...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TexMathsArgs="16§display§a_0 ... a_k&#10;&#10;&#10;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6§display§a_{k+1} ... a_n&#10;&#10;&#10;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6cm" fo:min-width="0.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6cm" fo:min-width="0.54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5cm" fo:min-width="0.54cm"/>
    </style:style>
    <style:style style:name="gr11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1.345cm" fo:min-width="0.9cm"/>
    </style:style>
    <style:style style:name="gr12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5" style:family="graphic" style:parent-style-name="standard">
      <style:graphic-properties TexMathsArgs="28§display§F(n) = \sum^{N-1}_{x=0} f(x) w(n,x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28§display§f(x) = \frac{1}{C} * \sum^{N-1}_{n=0} F(n) w(n,x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28§display§f(x) = \frac{1}{C}  \int^{\infty}_{-\infty} F(n) w(n,x) d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28§display§F(n) = \int^{\infty}_{-\infty} f(x) w(n,x) d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3cm" fo:min-width="0cm"/>
    </style:style>
    <style:style style:name="gr20" style:family="graphic" style:parent-style-name="standard">
      <style:graphic-properties TexMathsArgs="16§display§\frac{sin(x)}{x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6§display§\frac{1}{x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6§display§x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6§display§x^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6§display§cos(x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6§display§\int_a^b f(x) d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TexMathsArgs="16§display§ f_1(x) &amp;= 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TexMathsArgs="16§display§ f_2(x) &amp;= 1 + 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TexMathsArgs="16§display§ f_3(x) &amp;= 1 + x + \frac{x^2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TexMathsArgs="16§display§ f_4(x) = 1 + x + \frac{x^2}{2} + \frac{x^3}{6} 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TexMathsArgs="16§display§1 - \frac{x^2}{2!} + \frac{x^4}{4!} - \frac{x^6}{6!} + \cdots&#10;  - \frac{x^{18}}{18!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TexMathsArgs="16§display§\frac{x^{20}}{20!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withoutfill">
      <style:graphic-properties draw:stroke="dash" draw:stroke-dash="Fine_20_Dashed_20__28_var_29_" draw:fill="none" draw:textarea-vertical-align="middle"/>
    </style:style>
    <style:style style:name="gr33" style:family="graphic" style:parent-style-name="standard">
      <style:graphic-properties TexMathsArgs="16§display§\vec{v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TexMathsArgs="16§display§\vec{u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TexMathsArgs="16§display§|\vec{v}| cos \thet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withoutfill">
      <style:graphic-properties draw:stroke="dash" draw:fill="none" draw:textarea-vertical-align="middle"/>
    </style:style>
    <style:style style:name="gr37" style:family="graphic" style:parent-style-name="standard">
      <style:graphic-properties TexMathsArgs="16§display§|\vec{v}| sin \thet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TexMathsArgs="16§display§\vec{u} \times \vec{v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TexMathsArgs="16§display§\vec{i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TexMathsArgs="16§display§\thet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-title">
      <style:graphic-properties fo:min-height="3.506cm"/>
    </style:style>
    <style:style style:name="pr3" style:family="presentation" style:parent-style-name="預設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style:font-size-asian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text-properties fo:color="#ff0000" fo:font-size="24pt" style:font-size-asian="24pt" style:font-size-complex="24pt"/>
    </style:style>
    <style:style style:name="P6" style:family="paragraph">
      <style:text-properties fo:color="#ff0000"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fo:text-align="center"/>
      <style:text-properties fo:font-family="標楷體" style:font-family-generic="script" style:font-pitch="fixed" fo:font-size="12pt" style:font-family-asian="標楷體" style:font-family-generic-asian="script" style:font-pitch-asian="fixed" style:font-size-asian="12pt" style:font-size-complex="12pt"/>
    </style:style>
    <style:style style:name="P8" style:family="paragraph">
      <style:text-properties fo:font-family="標楷體" style:font-family-generic="script" style:font-pitch="fixed" style:font-family-asian="標楷體" style:font-family-generic-asian="script" style:font-pitch-asian="fixed"/>
    </style:style>
    <style:style style:name="P9" style:family="paragraph">
      <style:text-properties fo:color="#0047ff" fo:font-family="標楷體" style:font-family-generic="script" style:font-pitch="fixed" fo:font-weight="bold" style:font-family-asian="標楷體" style:font-family-generic-asian="script" style:font-pitch-asian="fixed" style:font-weight-asian="bold" style:font-weight-complex="bold"/>
    </style:style>
    <style:style style:name="P10" style:family="paragraph">
      <style:text-properties fo:font-family="標楷體" style:font-family-generic="script" style:font-pitch="fixed" fo:font-size="12pt" style:font-family-asian="標楷體" style:font-family-generic-asian="script" style:font-pitch-asian="fixed" style:font-size-asian="12pt" style:font-size-complex="12pt"/>
    </style:style>
    <style:style style:name="P11" style:family="paragraph">
      <style:paragraph-properties fo:text-align="center"/>
      <style:text-properties fo:font-family="標楷體" style:font-family-generic="script" style:font-pitch="fixed" style:font-family-asian="標楷體" style:font-family-generic-asian="script" style:font-pitch-asian="fixed"/>
    </style:style>
    <style:style style:name="P12" style:family="paragraph">
      <style:text-properties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0000" fo:font-size="24pt" style:font-size-asian="24pt" style:font-size-complex="24pt"/>
    </style:style>
    <style:style style:name="T4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family="標楷體" style:font-family-generic="script" style:font-pitch="fixed" fo:font-size="12pt" style:font-family-asian="標楷體" style:font-family-generic-asian="script" style:font-pitch-asian="fixed" style:font-size-asian="12pt" style:font-size-complex="12pt"/>
    </style:style>
    <style:style style:name="T6" style:family="text">
      <style:text-properties fo:font-family="標楷體" style:font-family-generic="script" style:font-pitch="fixed" style:font-family-asian="標楷體" style:font-family-generic-asian="script" style:font-pitch-asian="fixed"/>
    </style:style>
    <style:style style:name="T7" style:family="text">
      <style:text-properties fo:color="#0047ff" fo:font-family="標楷體" style:font-family-generic="script" style:font-pitch="fixed" fo:font-weight="bold" style:font-family-asian="標楷體" style:font-family-generic-asian="script" style:font-pitch-asian="fixed" style:font-weight-asian="bold" style:font-weight-complex="bold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office:forms form:automatic-focus="false" form:apply-design-mode="false"/>
        <draw:frame draw:style-name="gr1" draw:text-style-name="P1" draw:layer="layout" svg:width="6.017cm" svg:height="1.801cm" svg:x="2.4cm" svg:y="7.4cm">
          <draw:image xlink:href="Pictures/200000620000070C0000017BE51DEFDD.svm" xlink:type="simple" xlink:show="embed" xlink:actuate="onLoad">
            <text:p/>
          </draw:image>
        </draw:frame>
        <draw:frame draw:style-name="gr2" draw:text-style-name="P1" draw:layer="layout" svg:width="5.74cm" svg:height="16.906cm" svg:x="9.6cm" svg:y="1.094cm">
          <draw:image xlink:href="Pictures/10000000000000D90000027F38678DB4.png" xlink:type="simple" xlink:show="embed" xlink:actuate="onLoad">
            <text:p/>
          </draw:image>
        </draw:frame>
        <draw:frame draw:style-name="gr2" draw:text-style-name="P1" draw:layer="layout" svg:width="10.529cm" svg:height="7.884cm" svg:x="3.8cm" svg:y="0.8cm">
          <draw:image xlink:href="Pictures/100000000000018E0000012A7C020FC9.png" xlink:type="simple" xlink:show="embed" xlink:actuate="onLoad">
            <text:p/>
          </draw:image>
        </draw:frame>
        <draw:custom-shape draw:style-name="gr3" draw:text-style-name="P1" draw:layer="layout" svg:width="3.4cm" svg:height="0.6cm" svg:x="3.4cm" svg:y="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0.6cm" svg:x="3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cm" svg:height="0.8cm" svg:x="12.6cm" svg:y="7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draw:style-name="gr5" draw:text-style-name="P1" draw:layer="layout" svg:width="1.522cm" svg:height="0.342cm" svg:x="7.257cm" svg:y="4.566cm">
          <draw:image xlink:href="Pictures/2000003A000003B8000000D7FAC42C3B.svm" xlink:type="simple" xlink:show="embed" xlink:actuate="onLoad">
            <text:p/>
          </draw:image>
        </draw:frame>
        <draw:frame draw:style-name="gr6" draw:text-style-name="P1" draw:layer="layout" svg:width="2.154cm" svg:height="0.381cm" svg:x="7.2cm" svg:y="5.6cm">
          <draw:image xlink:href="Pictures/2000004A00000543000000EF6F9B543A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9.815cm" svg:height="11.535cm" svg:x="3cm" svg:y="5.465cm">
          <draw:image xlink:href="Pictures/1000000000000173000001B477EC9F9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g>
          <draw:frame draw:style-name="gr2" draw:text-style-name="P1" draw:layer="layout" svg:width="8.008cm" svg:height="13.54cm" svg:x="13.592cm" svg:y="6.25cm">
            <draw:image xlink:href="Pictures/10000000000000F7000001A19DB0BA7E.png" xlink:type="simple" xlink:show="embed" xlink:actuate="onLoad">
              <text:p/>
            </draw:image>
          </draw:frame>
          <draw:frame draw:style-name="gr2" draw:text-style-name="P1" draw:layer="layout" svg:width="7.976cm" svg:height="13.572cm" svg:x="4.4cm" svg:y="6.228cm">
            <draw:image xlink:href="Pictures/10000000000000F6000001A2FA896EB4.png" xlink:type="simple" xlink:show="embed" xlink:actuate="onLoad">
              <text:p/>
            </draw:image>
          </draw:frame>
          <draw:frame draw:style-name="gr2" draw:text-style-name="P1" draw:layer="layout" svg:width="7.976cm" svg:height="1.297cm" svg:x="4.4cm" svg:y="5cm">
            <draw:image xlink:href="Pictures/10000000000000F600000028127BEC67.png" xlink:type="simple" xlink:show="embed" xlink:actuate="onLoad">
              <text:p/>
            </draw:image>
          </draw:frame>
          <draw:frame draw:style-name="gr2" draw:text-style-name="P1" draw:layer="layout" svg:width="7.976cm" svg:height="1.297cm" svg:x="13.592cm" svg:y="5cm">
            <draw:image xlink:href="Pictures/10000000000000F600000028127BEC67.png" xlink:type="simple" xlink:show="embed" xlink:actuate="onLoad">
              <text:p/>
            </draw:image>
          </draw:frame>
        </draw:g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4cm" svg:height="14.4cm" svg:x="3.2cm" svg:y="5.2cm">
          <draw:image xlink:href="Pictures/1000000000000074000001C5E6B4508A.png" xlink:type="simple" xlink:show="embed" xlink:actuate="onLoad">
            <text:p/>
          </draw:image>
        </draw:frame>
        <draw:frame draw:style-name="gr2" draw:text-style-name="P1" draw:layer="layout" svg:width="13cm" svg:height="14.385cm" svg:x="8.6cm" svg:y="5.215cm">
          <draw:image xlink:href="Pictures/10000000000001A0000001C5E95EEA7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3.2cm" svg:height="3.332cm" svg:x="9.2cm" svg:y="5.8cm">
          <draw:image xlink:href="Pictures/10000000000000790000007EF7C13D1A.png" xlink:type="simple" xlink:show="embed" xlink:actuate="onLoad">
            <text:p/>
          </draw:image>
        </draw:frame>
        <draw:frame draw:style-name="gr2" draw:text-style-name="P1" draw:layer="layout" svg:width="2.962cm" svg:height="3.544cm" svg:x="14cm" svg:y="5.656cm">
          <draw:image xlink:href="Pictures/100000000000007000000086551E40E9.png" xlink:type="simple" xlink:show="embed" xlink:actuate="onLoad">
            <text:p/>
          </draw:image>
        </draw:frame>
        <draw:frame draw:style-name="gr2" draw:text-style-name="P1" draw:layer="layout" svg:width="4.152cm" svg:height="3.174cm" svg:x="19.048cm" svg:y="5.6cm">
          <draw:image xlink:href="Pictures/100000000000009D00000078D5BE9689.png" xlink:type="simple" xlink:show="embed" xlink:actuate="onLoad">
            <text:p/>
          </draw:image>
        </draw:frame>
        <draw:frame draw:style-name="gr2" draw:text-style-name="P1" draw:layer="layout" svg:width="1.56cm" svg:height="0.687cm" svg:x="10.2cm" svg:y="9.713cm">
          <draw:image xlink:href="Pictures/100000000000003B0000001A913C3EFF.png" xlink:type="simple" xlink:show="embed" xlink:actuate="onLoad">
            <text:p/>
          </draw:image>
        </draw:frame>
        <draw:frame draw:style-name="gr2" draw:text-style-name="P1" draw:layer="layout" svg:width="1.93cm" svg:height="0.713cm" svg:x="14.698cm" svg:y="9.8cm">
          <draw:image xlink:href="Pictures/10000000000000490000001B615AA3A5.png" xlink:type="simple" xlink:show="embed" xlink:actuate="onLoad">
            <text:p/>
          </draw:image>
        </draw:frame>
        <draw:frame draw:style-name="gr2" draw:text-style-name="P1" draw:layer="layout" svg:width="1.771cm" svg:height="0.74cm" svg:x="19.829cm" svg:y="9.7cm">
          <draw:image xlink:href="Pictures/10000000000000430000001C8AC6530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3.279cm" svg:height="3.412cm" svg:x="8.4cm" svg:y="5.988cm">
          <draw:image xlink:href="Pictures/100000000000007C000000810B6282FD.png" xlink:type="simple" xlink:show="embed" xlink:actuate="onLoad">
            <text:p/>
          </draw:image>
        </draw:frame>
        <draw:frame draw:style-name="gr2" draw:text-style-name="P1" draw:layer="layout" svg:width="3.041cm" svg:height="3.332cm" svg:x="14.2cm" svg:y="6cm">
          <draw:image xlink:href="Pictures/10000000000000730000007ED106A724.png" xlink:type="simple" xlink:show="embed" xlink:actuate="onLoad">
            <text:p/>
          </draw:image>
        </draw:frame>
        <draw:frame draw:style-name="gr2" draw:text-style-name="P1" draw:layer="layout" svg:width="2.195cm" svg:height="3.359cm" svg:x="19.6cm" svg:y="6.041cm">
          <draw:image xlink:href="Pictures/10000000000000530000007F95E116A6.png" xlink:type="simple" xlink:show="embed" xlink:actuate="onLoad">
            <text:p/>
          </draw:image>
        </draw:frame>
        <draw:frame draw:style-name="gr2" draw:text-style-name="P1" draw:layer="layout" svg:width="2.01cm" svg:height="0.74cm" svg:x="9.2cm" svg:y="9.8cm">
          <draw:image xlink:href="Pictures/100000000000004C0000001C304C91DA.png" xlink:type="simple" xlink:show="embed" xlink:actuate="onLoad">
            <text:p/>
          </draw:image>
        </draw:frame>
        <draw:frame draw:style-name="gr2" draw:text-style-name="P1" draw:layer="layout" svg:width="2.592cm" svg:height="0.819cm" svg:x="14.4cm" svg:y="9.781cm">
          <draw:image xlink:href="Pictures/10000000000000620000001F3A46DEEA.png" xlink:type="simple" xlink:show="embed" xlink:actuate="onLoad">
            <text:p/>
          </draw:image>
        </draw:frame>
        <draw:frame draw:style-name="gr2" draw:text-style-name="P1" draw:layer="layout" svg:width="2.697cm" svg:height="0.74cm" svg:x="19.6cm" svg:y="9.7cm">
          <draw:image xlink:href="Pictures/10000000000000660000001CB547745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draw:style-name="gr2" draw:text-style-name="P1" draw:layer="layout" svg:width="23.441cm" svg:height="8.333cm" svg:x="2.2cm" svg:y="0.467cm">
          <draw:image xlink:href="Pictures/10000000000003760000013BBF24C3AF.png" xlink:type="simple" xlink:show="embed" xlink:actuate="onLoad">
            <text:p/>
          </draw:image>
        </draw:frame>
        <draw:frame draw:style-name="gr2" draw:text-style-name="P1" draw:layer="layout" svg:width="13.863cm" svg:height="6.19cm" svg:x="6.937cm" svg:y="9.61cm">
          <draw:image xlink:href="Pictures/100000000000020C000000EABF65874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draw:style-name="gr2" draw:text-style-name="P1" draw:layer="layout" svg:width="23.679cm" svg:height="9.339cm" svg:x="2.2cm" svg:y="0.6cm">
          <draw:image xlink:href="Pictures/100000000000037F00000161F94C07C9.png" xlink:type="simple" xlink:show="embed" xlink:actuate="onLoad">
            <text:p/>
          </draw:image>
        </draw:frame>
        <draw:frame draw:style-name="gr2" draw:text-style-name="P1" draw:layer="layout" svg:width="6.19cm" svg:height="0.74cm" svg:x="2.21cm" svg:y="10.06cm">
          <draw:image xlink:href="Pictures/10000000000000EA0000001CB6CBA45A.png" xlink:type="simple" xlink:show="embed" xlink:actuate="onLoad">
            <text:p/>
          </draw:image>
        </draw:frame>
        <draw:frame draw:style-name="gr2" draw:text-style-name="P1" draw:layer="layout" svg:width="15.742cm" svg:height="0.925cm" svg:x="5.8cm" svg:y="11.4cm">
          <draw:image xlink:href="Pictures/100000000000025300000023B64D3888.png" xlink:type="simple" xlink:show="embed" xlink:actuate="onLoad">
            <text:p/>
          </draw:image>
        </draw:frame>
        <draw:frame draw:style-name="gr2" draw:text-style-name="P1" draw:layer="layout" svg:width="23.362cm" svg:height="1.348cm" svg:x="2.4cm" svg:y="12.652cm">
          <draw:image xlink:href="Pictures/10000000000003730000003399A01EB6.png" xlink:type="simple" xlink:show="embed" xlink:actuate="onLoad">
            <text:p/>
          </draw:image>
        </draw:frame>
        <draw:frame draw:style-name="gr2" draw:text-style-name="P1" draw:layer="layout" svg:width="17.382cm" svg:height="2.036cm" svg:x="5.4cm" svg:y="14cm">
          <draw:image xlink:href="Pictures/10000000000002910000004D56E1F9FC.png" xlink:type="simple" xlink:show="embed" xlink:actuate="onLoad">
            <text:p/>
          </draw:image>
        </draw:frame>
        <draw:frame draw:style-name="gr2" draw:text-style-name="P1" draw:layer="layout" svg:width="13.625cm" svg:height="0.846cm" svg:x="2.575cm" svg:y="16.554cm">
          <draw:image xlink:href="Pictures/1000000000000203000000208EE890B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4.639cm" svg:height="12.18cm" svg:x="1.4cm" svg:y="4.914cm" presentation:class="outline" presentation:placeholder="true">
          <draw:text-box/>
        </draw:frame>
        <draw:frame draw:style-name="gr2" draw:text-style-name="P1" draw:layer="layout" svg:width="14.763cm" svg:height="7.937cm" svg:x="6.237cm" svg:y="10cm">
          <draw:image xlink:href="Pictures/100000000000022E0000012CA965D56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draw:style-name="gr2" draw:text-style-name="P1" draw:layer="layout" svg:width="9.4cm" svg:height="10cm" svg:x="3.2cm" svg:y="6.2cm">
          <draw:image xlink:href="Pictures/100000000000009500000096BB1ADE3C.png" xlink:type="simple" xlink:show="embed" xlink:actuate="onLoad">
            <text:p/>
          </draw:image>
        </draw:frame>
        <draw:frame draw:style-name="gr7" draw:text-style-name="P3" draw:layer="layout" svg:width="0.972cm" svg:height="1.195cm" svg:x="3.4cm" svg:y="16.3cm">
          <draw:text-box>
            <text:p><text:span text:style-name="T1">0</text:span></text:p>
          </draw:text-box>
        </draw:frame>
        <draw:frame draw:style-name="gr7" draw:text-style-name="P3" draw:layer="layout" svg:width="0.972cm" svg:height="1.195cm" svg:x="4.7cm" svg:y="16.301cm">
          <draw:text-box>
            <text:p><text:span text:style-name="T1">1</text:span></text:p>
          </draw:text-box>
        </draw:frame>
        <draw:frame draw:style-name="gr7" draw:text-style-name="P3" draw:layer="layout" svg:width="0.972cm" svg:height="1.195cm" svg:x="5.7cm" svg:y="16.302cm">
          <draw:text-box>
            <text:p><text:span text:style-name="T1">2</text:span></text:p>
          </draw:text-box>
        </draw:frame>
        <draw:frame draw:style-name="gr7" draw:text-style-name="P3" draw:layer="layout" svg:width="0.972cm" svg:height="1.195cm" svg:x="6.9cm" svg:y="16.302cm">
          <draw:text-box>
            <text:p><text:span text:style-name="T1">3</text:span></text:p>
          </draw:text-box>
        </draw:frame>
        <draw:frame draw:style-name="gr7" draw:text-style-name="P3" draw:layer="layout" svg:width="0.972cm" svg:height="1.195cm" svg:x="8cm" svg:y="16.303cm">
          <draw:text-box>
            <text:p><text:span text:style-name="T1">4</text:span></text:p>
          </draw:text-box>
        </draw:frame>
        <draw:frame draw:style-name="gr7" draw:text-style-name="P3" draw:layer="layout" svg:width="0.972cm" svg:height="1.195cm" svg:x="9cm" svg:y="16.304cm">
          <draw:text-box>
            <text:p><text:span text:style-name="T1">5</text:span></text:p>
          </draw:text-box>
        </draw:frame>
        <draw:frame draw:style-name="gr7" draw:text-style-name="P3" draw:layer="layout" svg:width="0.972cm" svg:height="1.195cm" svg:x="10.2cm" svg:y="16.305cm">
          <draw:text-box>
            <text:p><text:span text:style-name="T1">6</text:span></text:p>
          </draw:text-box>
        </draw:frame>
        <draw:frame draw:style-name="gr7" draw:text-style-name="P3" draw:layer="layout" svg:width="0.972cm" svg:height="1.195cm" svg:x="11.3cm" svg:y="16.306cm">
          <draw:text-box>
            <text:p><text:span text:style-name="T1">7</text:span></text:p>
          </draw:text-box>
        </draw:frame>
        <draw:frame draw:style-name="gr7" draw:text-style-name="P4" draw:layer="layout" svg:width="1.052cm" svg:height="1.377cm" svg:x="1.5cm" svg:y="16.201cm">
          <draw:text-box>
            <text:p><text:span text:style-name="T2">x</text:span></text:p>
          </draw:text-box>
        </draw:frame>
        <draw:g>
          <draw:frame draw:style-name="gr8" draw:text-style-name="P5" draw:layer="layout" svg:width="1.062cm" svg:height="1.306cm" draw:transform="rotate (-1.57463605114929) translate (13.894cm 6.181cm)">
            <draw:text-box>
              <text:p><text:span text:style-name="T3">0</text:span></text:p>
            </draw:text-box>
          </draw:frame>
          <draw:frame draw:style-name="gr8" draw:text-style-name="P5" draw:layer="layout" svg:width="1.062cm" svg:height="1.306cm" draw:transform="rotate (-1.57463605114929) translate (13.888cm 7.601cm)">
            <draw:text-box>
              <text:p><text:span text:style-name="T3">1</text:span></text:p>
            </draw:text-box>
          </draw:frame>
          <draw:frame draw:style-name="gr9" draw:text-style-name="P5" draw:layer="layout" svg:width="1.063cm" svg:height="1.306cm" draw:transform="rotate (-1.57550871577528) translate (13.883cm 8.694cm)">
            <draw:text-box>
              <text:p><text:span text:style-name="T3">2</text:span></text:p>
            </draw:text-box>
          </draw:frame>
          <draw:frame draw:style-name="gr8" draw:text-style-name="P5" draw:layer="layout" svg:width="1.062cm" svg:height="1.306cm" draw:transform="rotate (-1.57550871577528) translate (13.877cm 10.006cm)">
            <draw:text-box>
              <text:p><text:span text:style-name="T3">3</text:span></text:p>
            </draw:text-box>
          </draw:frame>
          <draw:frame draw:style-name="gr10" draw:text-style-name="P5" draw:layer="layout" svg:width="1.061cm" svg:height="1.305cm" draw:transform="rotate (-1.57463605114929) translate (13.871cm 11.209cm)">
            <draw:text-box>
              <text:p><text:span text:style-name="T3">4</text:span></text:p>
            </draw:text-box>
          </draw:frame>
          <draw:frame draw:style-name="gr8" draw:text-style-name="P5" draw:layer="layout" svg:width="1.063cm" svg:height="1.306cm" draw:transform="rotate (-1.57463605114929) translate (13.864cm 12.301cm)">
            <draw:text-box>
              <text:p><text:span text:style-name="T3">5</text:span></text:p>
            </draw:text-box>
          </draw:frame>
          <draw:frame draw:style-name="gr8" draw:text-style-name="P5" draw:layer="layout" svg:width="1.062cm" svg:height="1.306cm" draw:transform="rotate (-1.57463605114929) translate (13.858cm 13.613cm)">
            <draw:text-box>
              <text:p><text:span text:style-name="T3">6</text:span></text:p>
            </draw:text-box>
          </draw:frame>
          <draw:frame draw:style-name="gr8" draw:text-style-name="P5" draw:layer="layout" svg:width="1.062cm" svg:height="1.306cm" draw:transform="rotate (-1.57550871577528) translate (13.853cm 14.814cm)">
            <draw:text-box>
              <text:p><text:span text:style-name="T3">7</text:span></text:p>
            </draw:text-box>
          </draw:frame>
        </draw:g>
        <draw:frame draw:style-name="gr11" draw:text-style-name="P6" draw:layer="layout" svg:width="1.4cm" svg:height="1.595cm" svg:x="12.9cm" svg:y="3.705cm">
          <draw:text-box>
            <text:p><text:span text:style-name="T4">n</text:span></text:p>
          </draw:text-box>
        </draw:frame>
        <draw:line draw:style-name="gr12" draw:text-style-name="P1" draw:layer="layout" svg:x1="13.3cm" svg:y1="5.2cm" svg:x2="13.3cm" svg:y2="6.176cm">
          <text:p/>
        </draw:line>
        <draw:line draw:style-name="gr13" draw:text-style-name="P1" draw:layer="layout" svg:x1="2.421cm" svg:y1="16.8cm" svg:x2="3.4cm" svg:y2="16.8cm">
          <text:p/>
        </draw:line>
        <draw:line draw:style-name="gr14" draw:text-style-name="P1" draw:layer="layout" svg:x1="3.8cm" svg:y1="7.2cm" svg:x2="3.8cm" svg:y2="17.8cm">
          <text:p/>
        </draw:line>
        <draw:line draw:style-name="gr14" draw:text-style-name="P1" draw:layer="layout" svg:x1="4.2cm" svg:y1="7cm" svg:x2="14.2cm" svg:y2="7cm">
          <text:p/>
        </draw:line>
        <draw:frame draw:style-name="gr15" draw:text-style-name="P1" draw:layer="layout" svg:width="10.212cm" svg:height="2.876cm" svg:x="14.6cm" svg:y="5.6cm">
          <draw:image xlink:href="Pictures/200000B200000E4100000404EF327E8A.svm" xlink:type="simple" xlink:show="embed" xlink:actuate="onLoad">
            <text:p/>
          </draw:image>
        </draw:frame>
        <draw:frame draw:style-name="gr16" draw:text-style-name="P1" draw:layer="layout" svg:width="12.144cm" svg:height="2.876cm" svg:x="2.76cm" svg:y="17.724cm">
          <draw:image xlink:href="Pictures/200000D2000010F200000404C8030983.svm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draw:style-name="gr7" draw:text-style-name="P4" draw:layer="layout" svg:width="1.052cm" svg:height="1.377cm" svg:x="1.5cm" svg:y="16.201cm">
          <draw:text-box>
            <text:p><text:span text:style-name="T2">x</text:span></text:p>
          </draw:text-box>
        </draw:frame>
        <draw:g>
          <draw:frame draw:style-name="gr8" draw:text-style-name="P5" draw:layer="layout" svg:width="1.062cm" svg:height="1.306cm" draw:transform="rotate (-1.57463605114929) translate (13.894cm 6.181cm)">
            <draw:text-box>
              <text:p><text:span text:style-name="T3">0</text:span></text:p>
            </draw:text-box>
          </draw:frame>
          <draw:frame draw:style-name="gr8" draw:text-style-name="P5" draw:layer="layout" svg:width="1.062cm" svg:height="1.306cm" draw:transform="rotate (-1.57463605114929) translate (13.888cm 7.601cm)">
            <draw:text-box>
              <text:p><text:span text:style-name="T3">1</text:span></text:p>
            </draw:text-box>
          </draw:frame>
          <draw:frame draw:style-name="gr9" draw:text-style-name="P5" draw:layer="layout" svg:width="1.063cm" svg:height="1.306cm" draw:transform="rotate (-1.57550871577528) translate (13.883cm 8.694cm)">
            <draw:text-box>
              <text:p><text:span text:style-name="T3">2</text:span></text:p>
            </draw:text-box>
          </draw:frame>
          <draw:frame draw:style-name="gr8" draw:text-style-name="P5" draw:layer="layout" svg:width="1.062cm" svg:height="1.306cm" draw:transform="rotate (-1.57550871577528) translate (13.877cm 10.006cm)">
            <draw:text-box>
              <text:p><text:span text:style-name="T3">3</text:span></text:p>
            </draw:text-box>
          </draw:frame>
          <draw:frame draw:style-name="gr10" draw:text-style-name="P5" draw:layer="layout" svg:width="1.061cm" svg:height="1.305cm" draw:transform="rotate (-1.57463605114929) translate (13.871cm 11.209cm)">
            <draw:text-box>
              <text:p><text:span text:style-name="T3">4</text:span></text:p>
            </draw:text-box>
          </draw:frame>
          <draw:frame draw:style-name="gr8" draw:text-style-name="P5" draw:layer="layout" svg:width="1.063cm" svg:height="1.306cm" draw:transform="rotate (-1.57463605114929) translate (13.864cm 12.301cm)">
            <draw:text-box>
              <text:p><text:span text:style-name="T3">5</text:span></text:p>
            </draw:text-box>
          </draw:frame>
          <draw:frame draw:style-name="gr8" draw:text-style-name="P5" draw:layer="layout" svg:width="1.062cm" svg:height="1.306cm" draw:transform="rotate (-1.57463605114929) translate (13.858cm 13.613cm)">
            <draw:text-box>
              <text:p><text:span text:style-name="T3">6</text:span></text:p>
            </draw:text-box>
          </draw:frame>
          <draw:frame draw:style-name="gr8" draw:text-style-name="P5" draw:layer="layout" svg:width="1.062cm" svg:height="1.306cm" draw:transform="rotate (-1.57550871577528) translate (13.853cm 14.814cm)">
            <draw:text-box>
              <text:p><text:span text:style-name="T3">7</text:span></text:p>
            </draw:text-box>
          </draw:frame>
        </draw:g>
        <draw:frame draw:style-name="gr11" draw:text-style-name="P6" draw:layer="layout" svg:width="1.4cm" svg:height="1.595cm" svg:x="12.9cm" svg:y="3.705cm">
          <draw:text-box>
            <text:p><text:span text:style-name="T4">n</text:span></text:p>
          </draw:text-box>
        </draw:frame>
        <draw:line draw:style-name="gr12" draw:text-style-name="P1" draw:layer="layout" svg:x1="13.3cm" svg:y1="5.2cm" svg:x2="13.3cm" svg:y2="6.176cm">
          <text:p/>
        </draw:line>
        <draw:line draw:style-name="gr13" draw:text-style-name="P1" draw:layer="layout" svg:x1="2.421cm" svg:y1="16.8cm" svg:x2="3.4cm" svg:y2="16.8cm">
          <text:p/>
        </draw:line>
        <draw:frame draw:style-name="gr2" draw:text-style-name="P1" draw:layer="layout" svg:width="9.282cm" svg:height="10.4cm" svg:x="3.518cm" svg:y="6.4cm">
          <draw:image xlink:href="Pictures/10000000000000B1000000A506DBE6B2.png" xlink:type="simple" xlink:show="embed" xlink:actuate="onLoad">
            <text:p/>
          </draw:image>
        </draw:frame>
        <draw:line draw:style-name="gr14" draw:text-style-name="P1" draw:layer="layout" svg:x1="3.8cm" svg:y1="7cm" svg:x2="3.8cm" svg:y2="17.8cm">
          <text:p/>
        </draw:line>
        <draw:line draw:style-name="gr14" draw:text-style-name="P1" draw:layer="layout" svg:x1="4.2cm" svg:y1="7cm" svg:x2="14.2cm" svg:y2="7cm">
          <text:p/>
        </draw:line>
        <draw:frame draw:style-name="gr17" draw:text-style-name="P1" draw:layer="layout" svg:width="12.841cm" svg:height="2.313cm" svg:x="2.76cm" svg:y="17.724cm">
          <draw:image xlink:href="Pictures/200000C2000011EB0000033B4A7BAA99.svm" xlink:type="simple" xlink:show="embed" xlink:actuate="onLoad">
            <text:p/>
          </draw:image>
        </draw:frame>
        <draw:frame draw:style-name="gr18" draw:text-style-name="P1" draw:layer="layout" svg:width="11.64cm" svg:height="2.313cm" svg:x="14.6cm" svg:y="5.6cm">
          <draw:image xlink:href="Pictures/200000AA000010400000033B58B157AB.svm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draw:style-name="gr2" draw:text-style-name="P1" draw:layer="layout" svg:width="13.995cm" svg:height="14.287cm" svg:x="7.058cm" svg:y="3.439cm">
          <draw:image xlink:href="Pictures/10000000000002110000021CE8F9DB19.png" xlink:type="simple" xlink:show="embed" xlink:actuate="onLoad">
            <text:p/>
          </draw:image>
        </draw:frame>
        <draw:custom-shape draw:style-name="gr3" draw:text-style-name="P1" draw:layer="layout" svg:width="1.4cm" svg:height="1.2cm" svg:x="13.2cm" svg:y="16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cm" svg:height="1.2cm" svg:x="6.4cm" svg:y="8.8cm">
          <text:p/>
          <draw:enhanced-geometry svg:viewBox="0 0 21600 21600" draw:type="rectangle" draw:enhanced-path="M 0 0 L 21600 0 21600 21600 0 21600 0 0 Z N"/>
        </draw:custom-shape>
        <draw:frame draw:style-name="gr19" draw:layer="layout" svg:width="0.853cm" svg:height="1.363cm" svg:x="13.547cm" svg:y="16.837cm">
          <draw:text-box>
            <text:p>a</text:p>
          </draw:text-box>
        </draw:frame>
        <draw:frame draw:style-name="gr19" draw:layer="layout" svg:width="2.178cm" svg:height="1.363cm" svg:x="5.822cm" svg:y="9.037cm">
          <draw:text-box>
            <text:p>b=f(a)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7.12cm" svg:height="5.276cm" svg:x="5.68cm" svg:y="5cm">
          <draw:image xlink:href="Pictures/10000000000000BA0000008B7403D183.png" xlink:type="simple" xlink:show="embed" xlink:actuate="onLoad">
            <text:p/>
          </draw:image>
        </draw:frame>
        <draw:frame draw:style-name="gr20" draw:text-style-name="P1" draw:layer="layout" svg:width="1.56cm" svg:height="1.198cm" svg:x="8.54cm" svg:y="11.3cm">
          <draw:image xlink:href="Pictures/20000042000003D0000002EE4A811B3C.svm" xlink:type="simple" xlink:show="embed" xlink:actuate="onLoad">
            <text:p/>
          </draw:image>
        </draw:frame>
        <draw:frame draw:style-name="gr2" draw:text-style-name="P1" draw:layer="layout" svg:width="4.814cm" svg:height="3.306cm" svg:x="13.6cm" svg:y="5.8cm">
          <draw:image xlink:href="Pictures/10000000000000B60000007D202CCE14.png" xlink:type="simple" xlink:show="embed" xlink:actuate="onLoad">
            <text:p/>
          </draw:image>
        </draw:frame>
        <draw:frame draw:style-name="gr2" draw:text-style-name="P1" draw:layer="layout" svg:width="5.688cm" svg:height="2.698cm" svg:x="12.8cm" svg:y="10.4cm">
          <draw:image xlink:href="Pictures/10000000000000D7000000664E71440E.png" xlink:type="simple" xlink:show="embed" xlink:actuate="onLoad">
            <text:p/>
          </draw:image>
        </draw:frame>
        <draw:frame draw:style-name="gr2" draw:text-style-name="P1" draw:layer="layout" svg:width="7cm" svg:height="4.8cm" svg:x="19cm" svg:y="6.2cm">
          <draw:image xlink:href="Pictures/10000000000000B3000000748377094C.png" xlink:type="simple" xlink:show="embed" xlink:actuate="onLoad">
            <text:p/>
          </draw:image>
        </draw:frame>
        <draw:frame draw:style-name="gr21" draw:text-style-name="P1" draw:layer="layout" svg:width="0.323cm" svg:height="1.152cm" svg:x="22.323cm" svg:y="11.4cm">
          <draw:image xlink:href="Pictures/2000001A000000CB000002D1DA4F327B.svm" xlink:type="simple" xlink:show="embed" xlink:actuate="onLoad">
            <text:p/>
          </draw:image>
        </draw:frame>
        <draw:frame draw:style-name="gr7" draw:text-style-name="P7" draw:layer="layout" svg:width="5.37cm" svg:height="1.267cm" svg:x="6.23cm" svg:y="13.4cm">
          <draw:text-box>
            <text:p text:style-name="P1"><text:span text:style-name="T5">可移除不連續性</text:span></text:p>
            <text:p text:style-name="P1"><text:span text:style-name="T5">Removable discontinuity</text:span></text:p>
          </draw:text-box>
        </draw:frame>
        <draw:frame draw:style-name="gr7" draw:text-style-name="P7" draw:layer="layout" svg:width="4.312cm" svg:height="1.267cm" svg:x="13.9cm" svg:y="13.3cm">
          <draw:text-box>
            <text:p text:style-name="P1"><text:span text:style-name="T5">跳躍不連續性</text:span></text:p>
            <text:p text:style-name="P1"><text:span text:style-name="T5">Jump discontinuity</text:span></text:p>
          </draw:text-box>
        </draw:frame>
        <draw:frame draw:style-name="gr7" draw:text-style-name="P7" draw:layer="layout" svg:width="5.159cm" svg:height="1.267cm" svg:x="19.911cm" svg:y="13.274cm">
          <draw:text-box>
            <text:p text:style-name="P1"><text:span text:style-name="T5">無限不連續性</text:span></text:p>
            <text:p text:style-name="P1"><text:span text:style-name="T5">Infinite discontinuit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14.347cm" svg:height="5.4cm" svg:x="6.053cm" svg:y="6.2cm">
          <draw:image xlink:href="Pictures/10000000000001780000008EA41077BE.png" xlink:type="simple" xlink:show="embed" xlink:actuate="onLoad">
            <text:p/>
          </draw:image>
        </draw:frame>
        <draw:frame draw:style-name="gr7" draw:text-style-name="P1" draw:layer="layout" svg:width="6.111cm" svg:height="1.759cm" svg:x="10.889cm" svg:y="12.4cm">
          <draw:text-box>
            <text:p text:style-name="P1">片段連續性</text:p>
            <text:p text:style-name="P1">piecewise continuity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0.4cm" svg:height="5.6cm" svg:x="3.8cm" svg:y="7.2cm">
          <draw:image xlink:href="Pictures/100000000000023C0000008D1EC98D75.png" xlink:type="simple" xlink:show="embed" xlink:actuate="onLoad">
            <text:p/>
          </draw:image>
        </draw:frame>
        <draw:frame draw:style-name="gr22" draw:text-style-name="P1" draw:layer="layout" svg:width="1.022cm" svg:height="0.949cm" svg:x="6.978cm" svg:y="13.451cm">
          <draw:image xlink:href="Pictures/200000120000013D0000013B3E9C1013.svm" xlink:type="simple" xlink:show="embed" xlink:actuate="onLoad">
            <text:p/>
          </draw:image>
        </draw:frame>
        <draw:frame draw:style-name="gr23" draw:text-style-name="P1" draw:layer="layout" svg:width="1.025cm" svg:height="1cm" svg:x="20.2cm" svg:y="13.6cm">
          <draw:image xlink:href="Pictures/20000012000001400000013B20915EB0.svm" xlink:type="simple" xlink:show="embed" xlink:actuate="onLoad">
            <text:p/>
          </draw:image>
        </draw:frame>
        <draw:frame draw:style-name="gr24" draw:text-style-name="P1" draw:layer="layout" svg:width="1.866cm" svg:height="1cm" svg:x="13.134cm" svg:y="13.6cm">
          <draw:image xlink:href="Pictures/2000003200000395000001626FFB07A6.svm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13.228cm" svg:height="9.921cm" svg:x="7.599cm" svg:y="5.724cm">
          <draw:image xlink:href="Pictures/10000000000001F40000017760060A2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25" draw:text-style-name="P1" draw:layer="layout" svg:width="6.363cm" svg:height="3.559cm" svg:x="10.237cm" svg:y="8.8cm">
          <draw:image xlink:href="Pictures/2000004A0000063700000379D2A1D66E.svm" xlink:type="simple" xlink:show="embed" xlink:actuate="onLoad">
            <text:p/>
          </draw:image>
        </draw:frame>
        <draw:frame draw:style-name="gr7" draw:text-style-name="P8" draw:layer="layout" svg:width="3.042cm" svg:height="1.014cm" svg:x="6.558cm" svg:y="9.953cm">
          <draw:text-box>
            <text:p><text:span text:style-name="T6">積分符號</text:span></text:p>
          </draw:text-box>
        </draw:frame>
        <draw:frame draw:style-name="gr7" draw:text-style-name="P8" draw:layer="layout" svg:width="3.042cm" svg:height="1.014cm" svg:x="10.8cm" svg:y="6.586cm">
          <draw:text-box>
            <text:p><text:span text:style-name="T6">積分上限</text:span></text:p>
          </draw:text-box>
        </draw:frame>
        <draw:frame draw:style-name="gr7" draw:text-style-name="P8" draw:layer="layout" svg:width="3.042cm" svg:height="1.014cm" svg:x="12.158cm" svg:y="12.6cm">
          <draw:text-box>
            <text:p><text:span text:style-name="T6">積分下限</text:span></text:p>
          </draw:text-box>
        </draw:frame>
        <draw:frame draw:style-name="gr7" draw:text-style-name="P8" draw:layer="layout" svg:width="3.677cm" svg:height="1.014cm" svg:x="13.8cm" svg:y="7.786cm">
          <draw:text-box>
            <text:p><text:span text:style-name="T6">被積分函數</text:span></text:p>
          </draw:text-box>
        </draw:frame>
        <draw:frame draw:style-name="gr7" draw:text-style-name="P8" draw:layer="layout" svg:width="3.677cm" svg:height="1.014cm" svg:x="18.123cm" svg:y="9.8cm">
          <draw:text-box>
            <text:p><text:span text:style-name="T6">被積分變數</text:span></text:p>
          </draw:text-box>
        </draw:frame>
        <draw:line draw:style-name="gr13" draw:text-style-name="P1" draw:layer="layout" svg:x1="18.4cm" svg:y1="10.4cm" svg:x2="16.8cm" svg:y2="10.8cm">
          <text:p/>
        </draw:line>
        <draw:line draw:style-name="gr13" draw:text-style-name="P1" draw:layer="layout" svg:x1="14.4cm" svg:y1="8.8cm" svg:x2="13.2cm" svg:y2="9.8cm">
          <text:p/>
        </draw:line>
        <draw:line draw:style-name="gr13" draw:text-style-name="P1" draw:layer="layout" svg:x1="12.2cm" svg:y1="7.6cm" svg:x2="12cm" svg:y2="8.6cm">
          <text:p/>
        </draw:line>
        <draw:line draw:style-name="gr13" draw:text-style-name="P1" draw:layer="layout" svg:x1="12.158cm" svg:y1="12.8cm" svg:x2="11.6cm" svg:y2="12.359cm">
          <text:p/>
        </draw:line>
        <draw:line draw:style-name="gr13" draw:text-style-name="P1" draw:layer="layout" svg:x1="9.6cm" svg:y1="10.4cm" svg:x2="10.6cm" svg:y2="10.4cm">
          <text:p/>
        </draw:line>
        <draw:frame draw:style-name="gr7" draw:text-style-name="P9" draw:layer="layout" svg:width="11.028cm" svg:height="1.014cm" svg:x="8.372cm" svg:y="13.8cm">
          <draw:text-box>
            <text:p><text:span text:style-name="T7">整體代表 </text:span><text:span text:style-name="T7">f(x) </text:span><text:span text:style-name="T7">從 </text:span><text:span text:style-name="T7">a </text:span><text:span text:style-name="T7">到 </text:span><text:span text:style-name="T7">b </text:span><text:span text:style-name="T7">的積分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19.499cm" svg:height="3.544cm" svg:x="4.141cm" svg:y="10.217cm">
          <draw:image xlink:href="Pictures/10000000000002E100000086E2376D3A.png" xlink:type="simple" xlink:show="embed" xlink:actuate="onLoad">
            <text:p/>
          </draw:image>
        </draw:frame>
        <draw:frame draw:style-name="gr26" draw:text-style-name="P1" draw:layer="layout" svg:width="2.25cm" svg:height="0.565cm" svg:x="5cm" svg:y="14.235cm">
          <draw:image xlink:href="Pictures/2000003A0000057F0000016222492183.svm" xlink:type="simple" xlink:show="embed" xlink:actuate="onLoad">
            <text:p/>
          </draw:image>
        </draw:frame>
        <draw:frame draw:style-name="gr27" draw:text-style-name="P1" draw:layer="layout" svg:width="3.283cm" svg:height="0.565cm" svg:x="9.417cm" svg:y="14.235cm">
          <draw:image xlink:href="Pictures/2000004A0000080500000162A11A9427.svm" xlink:type="simple" xlink:show="embed" xlink:actuate="onLoad">
            <text:p/>
          </draw:image>
        </draw:frame>
        <draw:frame draw:style-name="gr28" draw:text-style-name="P1" draw:layer="layout" svg:width="4.642cm" svg:height="1.237cm" svg:x="13.9cm" svg:y="13.835cm">
          <draw:image xlink:href="Pictures/2000007200000B5600000307FA5DC5B5.svm" xlink:type="simple" xlink:show="embed" xlink:actuate="onLoad">
            <text:p/>
          </draw:image>
        </draw:frame>
        <draw:frame draw:style-name="gr29" draw:text-style-name="P1" draw:layer="layout" svg:width="6.043cm" svg:height="1.25cm" svg:x="19.35cm" svg:y="13.8cm">
          <draw:image xlink:href="Pictures/2000009A00000EC20000030E25416666.svm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19.658cm" svg:height="3.439cm" svg:x="4.8cm" svg:y="8.361cm">
          <draw:image xlink:href="Pictures/10000000000002E7000000822CD3C10E.png" xlink:type="simple" xlink:show="embed" xlink:actuate="onLoad">
            <text:p/>
          </draw:image>
        </draw:frame>
        <draw:frame draw:style-name="gr2" draw:text-style-name="P1" draw:layer="layout" svg:width="3.835cm" svg:height="1.401cm" svg:x="20.2cm" svg:y="12.399cm">
          <draw:image xlink:href="Pictures/100000000000009100000035F446D4C5.png" xlink:type="simple" xlink:show="embed" xlink:actuate="onLoad">
            <text:p/>
          </draw:image>
        </draw:frame>
        <draw:frame draw:style-name="gr2" draw:text-style-name="P1" draw:layer="layout" svg:width="2.592cm" svg:height="1.295cm" svg:x="15.808cm" svg:y="12.505cm">
          <draw:image xlink:href="Pictures/1000000000000062000000316A6FEE79.png" xlink:type="simple" xlink:show="embed" xlink:actuate="onLoad">
            <text:p/>
          </draw:image>
        </draw:frame>
        <draw:frame draw:style-name="gr2" draw:text-style-name="P1" draw:layer="layout" svg:width="1.507cm" svg:height="1.348cm" svg:x="11.4cm" svg:y="12.4cm">
          <draw:image xlink:href="Pictures/100000000000003900000033D9F3E29F.png" xlink:type="simple" xlink:show="embed" xlink:actuate="onLoad">
            <text:p/>
          </draw:image>
        </draw:frame>
        <draw:frame draw:style-name="gr2" draw:text-style-name="P1" draw:layer="layout" svg:width="0.449cm" svg:height="0.951cm" svg:x="6.951cm" svg:y="12.449cm">
          <draw:image xlink:href="Pictures/10000000000000110000002446D8508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7.249cm" svg:height="4.947cm" svg:x="5.151cm" svg:y="6.653cm">
          <draw:image xlink:href="Pictures/1000000000000112000000BB64564D6B.png" xlink:type="simple" xlink:show="embed" xlink:actuate="onLoad">
            <text:p/>
          </draw:image>
        </draw:frame>
        <draw:frame draw:style-name="gr2" draw:text-style-name="P1" draw:layer="layout" svg:width="7.01cm" svg:height="4.603cm" svg:x="15.39cm" svg:y="6.8cm">
          <draw:image xlink:href="Pictures/1000000000000109000000AEAB6332E5.png" xlink:type="simple" xlink:show="embed" xlink:actuate="onLoad">
            <text:p/>
          </draw:image>
        </draw:frame>
        <draw:frame draw:style-name="gr30" draw:text-style-name="P1" draw:layer="layout" svg:width="7.344cm" svg:height="1.253cm" svg:x="14.4cm" svg:y="11.8cm">
          <draw:image xlink:href="Pictures/200000FA000011EF00000311BEF74F14.svm" xlink:type="simple" xlink:show="embed" xlink:actuate="onLoad">
            <text:p/>
          </draw:image>
        </draw:frame>
        <draw:frame draw:style-name="gr31" draw:text-style-name="P1" draw:layer="layout" svg:width="0.802cm" svg:height="1.25cm" svg:x="7.4cm" svg:y="11.75cm">
          <draw:image xlink:href="Pictures/2000003A000001F60000030EB4D279B1.svm" xlink:type="simple" xlink:show="embed" xlink:actuate="onLoad">
            <text:p/>
          </draw:image>
        </draw:frame>
        <draw:frame draw:style-name="gr7" draw:text-style-name="P10" draw:layer="layout" svg:width="2.619cm" svg:height="0.759cm" svg:x="8.4cm" svg:y="12.1cm">
          <draw:text-box>
            <text:p><text:span text:style-name="T5">的函數圖形</text:span></text:p>
          </draw:text-box>
        </draw:frame>
        <draw:frame draw:style-name="gr7" draw:text-style-name="P10" draw:layer="layout" svg:width="2.619cm" svg:height="0.759cm" svg:x="21.9cm" svg:y="12.141cm">
          <draw:text-box>
            <text:p><text:span text:style-name="T5">的逼近情況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2" draw:text-style-name="P11" draw:layer="layout" svg:width="19.34cm" svg:height="3.386cm" svg:x="5.2cm" svg:y="5.414cm">
          <draw:image xlink:href="Pictures/10000000000002DB00000080D4BED0B8.png" xlink:type="simple" xlink:show="embed" xlink:actuate="onLoad">
            <text:p/>
          </draw:image>
        </draw:frame>
        <draw:frame draw:style-name="gr7" draw:text-style-name="P12" draw:layer="layout" svg:width="1.661cm" svg:height="0.958cm" svg:x="6.6cm" svg:y="9.2cm">
          <draw:text-box>
            <text:p><text:span text:style-name="T8">2 </text:span><text:span text:style-name="T8">項</text:span></text:p>
          </draw:text-box>
        </draw:frame>
        <draw:frame draw:style-name="gr7" draw:text-style-name="P12" draw:layer="layout" svg:width="1.661cm" svg:height="0.958cm" svg:x="11.8cm" svg:y="9.2cm">
          <draw:text-box>
            <text:p><text:span text:style-name="T8">4 </text:span><text:span text:style-name="T8">項</text:span></text:p>
          </draw:text-box>
        </draw:frame>
        <draw:frame draw:style-name="gr7" draw:text-style-name="P12" draw:layer="layout" svg:width="1.974cm" svg:height="0.958cm" svg:x="16.6cm" svg:y="9.242cm">
          <draw:text-box>
            <text:p><text:span text:style-name="T8">10 </text:span><text:span text:style-name="T8">項</text:span></text:p>
          </draw:text-box>
        </draw:frame>
        <draw:frame draw:style-name="gr7" draw:text-style-name="P12" draw:layer="layout" svg:width="1.974cm" svg:height="0.958cm" svg:x="21.426cm" svg:y="9.242cm">
          <draw:text-box>
            <text:p><text:span text:style-name="T8">50 </text:span><text:span text:style-name="T8">項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draw:style-name="gr2" draw:text-style-name="P1" draw:layer="layout" svg:width="2.936cm" svg:height="5.502cm" svg:x="21.264cm" svg:y="12.8cm">
          <draw:image xlink:href="Pictures/100000000000006F000000D0FA2B59D1.png" xlink:type="simple" xlink:show="embed" xlink:actuate="onLoad">
            <text:p/>
          </draw:image>
        </draw:frame>
        <draw:line draw:style-name="gr13" draw:text-style-name="P1" draw:layer="layout" svg:x1="5.4cm" svg:y1="11.6cm" svg:x2="8.2cm" svg:y2="9cm">
          <text:p/>
        </draw:line>
        <draw:line draw:style-name="gr13" draw:text-style-name="P1" draw:layer="layout" svg:x1="5.4cm" svg:y1="11.6cm" svg:x2="9.8cm" svg:y2="11.6cm">
          <text:p/>
        </draw:line>
        <draw:line draw:style-name="gr32" draw:text-style-name="P1" draw:layer="layout" svg:x1="8.2cm" svg:y1="11.6cm" svg:x2="8.2cm" svg:y2="9cm">
          <text:p/>
        </draw:line>
        <draw:frame draw:style-name="gr33" draw:text-style-name="P1" draw:layer="layout" svg:width="0.314cm" svg:height="0.41cm" svg:x="6.4cm" svg:y="9.235cm">
          <draw:image xlink:href="Pictures/20000012000000C50000010162604D1F.svm" xlink:type="simple" xlink:show="embed" xlink:actuate="onLoad">
            <text:p/>
          </draw:image>
        </draw:frame>
        <draw:frame draw:style-name="gr34" draw:text-style-name="P1" draw:layer="layout" svg:width="0.328cm" svg:height="0.41cm" svg:x="9.072cm" svg:y="12cm">
          <draw:image xlink:href="Pictures/20000012000000CE00000101CC7A6938.svm" xlink:type="simple" xlink:show="embed" xlink:actuate="onLoad">
            <text:p/>
          </draw:image>
        </draw:frame>
        <draw:frame draw:style-name="gr35" draw:text-style-name="P1" draw:layer="layout" svg:width="1.579cm" svg:height="0.565cm" svg:x="6.2cm" svg:y="12.035cm">
          <draw:image xlink:href="Pictures/20000042000003DC0000016231703E65.svm" xlink:type="simple" xlink:show="embed" xlink:actuate="onLoad">
            <text:p/>
          </draw:image>
        </draw:frame>
        <draw:line draw:style-name="gr13" draw:text-style-name="P1" draw:layer="layout" svg:x1="4.6cm" svg:y1="5cm" svg:x2="7.4cm" svg:y2="2.4cm">
          <text:p/>
        </draw:line>
        <draw:line draw:style-name="gr13" draw:text-style-name="P1" draw:layer="layout" svg:x1="4.6cm" svg:y1="5cm" svg:x2="9cm" svg:y2="5cm">
          <text:p/>
        </draw:line>
        <draw:line draw:style-name="gr36" draw:text-style-name="P1" draw:layer="layout" svg:x1="7.4cm" svg:y1="2.4cm" svg:x2="11.6cm" svg:y2="2.4cm">
          <text:p/>
        </draw:line>
        <draw:line draw:style-name="gr32" draw:text-style-name="P1" draw:layer="layout" svg:x1="9cm" svg:y1="5cm" svg:x2="11.6cm" svg:y2="2.4cm">
          <text:p/>
        </draw:line>
        <draw:line draw:style-name="gr32" draw:text-style-name="P1" draw:layer="layout" svg:x1="7.4cm" svg:y1="5cm" svg:x2="7.4cm" svg:y2="2.4cm">
          <text:p/>
        </draw:line>
        <draw:frame draw:style-name="gr33" draw:text-style-name="P1" draw:layer="layout" svg:width="0.314cm" svg:height="0.41cm" svg:x="5.6cm" svg:y="2.635cm">
          <draw:image xlink:href="Pictures/20000012000000C50000010162604D1F.svm" xlink:type="simple" xlink:show="embed" xlink:actuate="onLoad">
            <text:p/>
          </draw:image>
        </draw:frame>
        <draw:frame draw:style-name="gr34" draw:text-style-name="P1" draw:layer="layout" svg:width="0.328cm" svg:height="0.41cm" svg:x="6.898cm" svg:y="5.235cm">
          <draw:image xlink:href="Pictures/20000012000000CE00000101CC7A6938.svm" xlink:type="simple" xlink:show="embed" xlink:actuate="onLoad">
            <text:p/>
          </draw:image>
        </draw:frame>
        <draw:frame draw:style-name="gr37" draw:text-style-name="P1" draw:layer="layout" svg:width="1.595cm" svg:height="0.565cm" svg:x="7.6cm" svg:y="3.435cm">
          <draw:image xlink:href="Pictures/20000042000003E6000001627624ABAF.svm" xlink:type="simple" xlink:show="embed" xlink:actuate="onLoad">
            <text:p/>
          </draw:image>
        </draw:frame>
        <draw:frame draw:style-name="gr2" draw:text-style-name="P1" draw:layer="layout" svg:width="8.386cm" svg:height="9.286cm" svg:x="18.8cm" svg:y="3cm">
          <draw:image xlink:href="Pictures/100000000000013D0000015FFF154039.png" xlink:type="simple" xlink:show="embed" xlink:actuate="onLoad">
            <text:p/>
          </draw:image>
        </draw:frame>
        <draw:line draw:style-name="gr12" draw:text-style-name="P1" draw:layer="layout" svg:x1="4.6cm" svg:y1="5cm" svg:x2="3.6cm" svg:y2="1.4cm">
          <text:p/>
        </draw:line>
        <draw:frame draw:style-name="gr34" draw:text-style-name="P1" draw:layer="layout" svg:width="0.328cm" svg:height="0.41cm" svg:x="6.898cm" svg:y="5.235cm">
          <draw:image xlink:href="Pictures/20000012000000CE00000101CC7A6938.svm" xlink:type="simple" xlink:show="embed" xlink:actuate="onLoad">
            <text:p/>
          </draw:image>
        </draw:frame>
        <draw:frame draw:style-name="gr38" draw:text-style-name="P1" draw:layer="layout" svg:width="1.326cm" svg:height="0.41cm" svg:x="2.874cm" svg:y="0.8cm">
          <draw:image xlink:href="Pictures/2000002A0000033E00000101C6ED9D9E.svm" xlink:type="simple" xlink:show="embed" xlink:actuate="onLoad">
            <text:p/>
          </draw:image>
        </draw:frame>
        <draw:line draw:style-name="gr12" draw:text-style-name="P1" draw:layer="layout" svg:x1="4.4cm" svg:y1="5cm" svg:x2="4.1cm" svg:y2="4cm">
          <text:p/>
        </draw:line>
        <draw:frame draw:style-name="gr39" draw:text-style-name="P1" draw:layer="layout" svg:width="0.25cm" svg:height="0.539cm" svg:x="3.8cm" svg:y="4.6cm">
          <draw:image xlink:href="Pictures/200000120000009D00000152AE6FD475.svm" xlink:type="simple" xlink:show="embed" xlink:actuate="onLoad">
            <text:p/>
          </draw:image>
        </draw:frame>
        <draw:frame draw:style-name="gr40" draw:text-style-name="P1" draw:layer="layout" svg:width="0.234cm" svg:height="0.405cm" svg:x="5.2cm" svg:y="4.5cm">
          <draw:image xlink:href="Pictures/2000000A00000093000000FEFB0644DD.svm" xlink:type="simple" xlink:show="embed" xlink:actuate="onLoad">
            <text:p/>
          </draw:image>
        </draw:frame>
        <draw:frame draw:style-name="gr40" draw:text-style-name="P1" draw:layer="layout" svg:width="0.234cm" svg:height="0.405cm" svg:x="6.024cm" svg:y="11.076cm">
          <draw:image xlink:href="Pictures/2000000A00000093000000FEFB0644DD.svm" xlink:type="simple" xlink:show="embed" xlink:actuate="onLoad">
            <text:p/>
          </draw:image>
        </draw:frame>
        <draw:line draw:style-name="gr32" draw:text-style-name="P1" draw:layer="layout" svg:x1="8.175cm" svg:y1="11.8cm" svg:x2="5.4cm" svg:y2="11.8cm">
          <text:p/>
        </draw:lin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9" draw:display-name="Gradient 9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3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軟正黑體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_20__28_var_29_" svg:stroke-width="0.05cm" svg:stroke-color="#0000ff" draw:marker-start-width="0.28cm" draw:marker-end-width="0.28cm" draw:fill="none" draw:fill-gradient-name="Gradient_20_9" draw:fill-hatch-name="Hatching_20_9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軟正黑體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軟正黑體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11T13:20:56.91</meta:creation-date>
    <dc:date>2013-11-08T17:28:46.87</dc:date>
    <meta:editing-duration>PT7H26M42S</meta:editing-duration>
    <meta:editing-cycles>14</meta:editing-cycles>
    <meta:generator>LibreOffice/3.5$Windows_x86 LibreOffice_project/7122e39-92ed229-498d286-15e43b4-d70da21</meta:generator>
    <meta:document-statistic meta:object-count="242"/>
  </office:meta>
</office:document-meta>
</file>